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BEDRIÑANA CABRERA, EDWIN MAR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384851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Y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BEDRIÑANA CABRERA, EDWIN MAR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84851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30</text:p>
          </table:table-cell>
          <table:table-cell table:style-name="Tableau1.A2" office:value-type="string">
            <text:p text:style-name="P14">8</text:p>
          </table:table-cell>
          <table:table-cell table:style-name="Tableau1.D2" office:value-type="string">
            <text:p text:style-name="P13">24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4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6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17:54:4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